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56cm"/>
    </style:style>
    <style:style style:name="co2" style:family="table-column">
      <style:table-column-properties fo:break-before="auto" style:column-width="2.182cm"/>
    </style:style>
    <style:style style:name="co3" style:family="table-column">
      <style:table-column-properties fo:break-before="auto" style:column-width="1.819cm"/>
    </style:style>
    <style:style style:name="co4" style:family="table-column">
      <style:table-column-properties fo:break-before="auto" style:column-width="3.74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5cm"/>
    </style:style>
    <style:style style:name="co7" style:family="table-column">
      <style:table-column-properties fo:break-before="auto" style:column-width="1.36cm"/>
    </style:style>
    <style:style style:name="co8" style:family="table-column">
      <style:table-column-properties fo:break-before="auto" style:column-width="2.833cm"/>
    </style:style>
    <style:style style:name="co9" style:family="table-column">
      <style:table-column-properties fo:break-before="auto" style:column-width="2.699cm"/>
    </style:style>
    <style:style style:name="co10" style:family="table-column">
      <style:table-column-properties fo:break-before="auto" style:column-width="2.565cm"/>
    </style:style>
    <style:style style:name="co11" style:family="table-column">
      <style:table-column-properties fo:break-before="auto" style:column-width="3.078cm"/>
    </style:style>
    <style:style style:name="co12" style:family="table-column">
      <style:table-column-properties fo:break-before="auto" style:column-width="3.459cm"/>
    </style:style>
    <style:style style:name="co13" style:family="table-column">
      <style:table-column-properties fo:break-before="auto" style:column-width="4.039cm"/>
    </style:style>
    <style:style style:name="co14" style:family="table-column">
      <style:table-column-properties fo:break-before="auto" style:column-width="3.637cm"/>
    </style:style>
    <style:style style:name="co15" style:family="table-column">
      <style:table-column-properties fo:break-before="auto" style:column-width="2.074cm"/>
    </style:style>
    <style:style style:name="co16" style:family="table-column">
      <style:table-column-properties fo:break-before="auto" style:column-width="2.096cm"/>
    </style:style>
    <style:style style:name="ro1" style:family="table-row">
      <style:table-row-properties style:row-height="3.515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ro3" style:family="table-row">
      <style:table-row-properties style:row-height="15cm" fo:break-before="auto" style:use-optimal-row-height="false"/>
    </style:style>
    <style:style style:name="ro4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style:style style:name="ce1" style:family="table-cell" style:parent-style-name="Default">
      <style:table-cell-properties fo:wrap-option="wrap" fo:border="none" fo:padding="0.085c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border-bottom="0.018cm solid #000000" fo:border-left="none" fo:padding="0.085cm" fo:border-right="0.018cm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18cm solid #000000" fo:border-left="none" fo:padding="0.085cm" fo:border-right="0.018cm solid #000000" fo:border-top="0.018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18cm solid #000000" fo:border-left="none" fo:padding="0.085cm" fo:border-right="0.018cm solid #000000" fo:border-top="0.018cm solid #000000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none" fo:border-left="none" fo:padding="0.085cm" fo:border-right="0.018cm solid #000000" fo:border-top="0.018cm solid #000000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8001"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8117">
      <style:table-cell-properties fo:border="0.002cm solid #000000" fo:padding="0.085cm"/>
      <style:text-properties fo:font-weight="normal" style:font-weight-asian="normal" style:font-weight-complex="normal"/>
    </style:style>
    <style:style style:name="ce9" style:family="table-cell" style:parent-style-name="Default" style:data-style-name="N8117">
      <style:table-cell-properties fo:border-bottom="0.018cm solid #000000" style:text-align-source="fix" style:repeat-content="false" fo:border-left="0.018cm solid #000000" fo:padding="0.085cm" fo:border-right="0.018cm solid #000000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 style:data-style-name="N8117">
      <style:table-cell-properties fo:border="0.018cm solid #000000" fo:padding="0.085cm"/>
      <style:text-properties fo:font-weight="normal" style:font-weight-asian="normal" style:font-weight-complex="normal"/>
    </style:style>
    <style:style style:name="ce11" style:family="table-cell" style:parent-style-name="Default" style:data-style-name="N8117">
      <style:table-cell-properties fo:border-bottom="none" fo:border-left="0.018cm solid #000000" fo:padding="0.085cm" fo:border-right="0.018cm solid #000000" fo:border-top="0.018cm solid #000000"/>
      <style:text-properties fo:font-weight="normal" style:font-weight-asian="normal" style:font-weight-complex="normal"/>
    </style:style>
    <style:style style:name="ce12" style:family="table-cell" style:parent-style-name="Default" style:data-style-name="N8117"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 style:data-style-name="N8117">
      <style:text-properties fo:font-weight="normal" style:font-weight-asian="normal" style:font-weight-complex="normal"/>
    </style:style>
    <style:style style:name="ce14" style:family="table-cell" style:parent-style-name="Default" style:data-style-name="N8117">
      <style:table-cell-properties fo:border-bottom="0.018cm solid #000000" style:text-align-source="fix" style:repeat-content="false" fo:border-left="0.018cm solid #000000" fo:padding="0.085cm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8117">
      <style:table-cell-properties fo:border-bottom="0.018cm solid #000000" fo:border-left="0.018cm solid #000000" fo:padding="0.085cm" fo:border-right="none" fo:border-top="0.018cm solid #000000"/>
      <style:text-properties fo:font-weight="normal" style:font-weight-asian="normal" style:font-weight-complex="normal"/>
    </style:style>
    <style:style style:name="ce16" style:family="table-cell" style:parent-style-name="Default" style:data-style-name="N8117">
      <style:table-cell-properties fo:border-bottom="none" fo:border-left="0.018cm solid #000000" fo:padding="0.085cm" fo:border-right="none" fo:border-top="0.018cm solid #000000"/>
      <style:text-properties fo:font-weight="normal" style:font-weight-asian="normal" style:font-weight-complex="normal"/>
    </style:style>
    <style:style style:name="ce17" style:family="table-cell" style:parent-style-name="Default" style:data-style-name="N8001"/>
    <style:style style:name="ce18" style:family="table-cell" style:parent-style-name="Default" style:data-style-name="N8116"/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" fo:font-weight="bold" style:font-name-asian="Arial Unicode MS" style:font-weight-asian="bold" style:font-name-complex="Arial Unicode MS" style:font-weight-complex="bold"/>
    </style:style>
    <style:style style:name="T4" style:family="text">
      <style:text-properties style:font-name="Arial" fo:font-weight="normal" style:font-name-asian="Arial Unicode MS" style:font-weight-asian="normal" style:font-name-complex="Arial Unicode MS" style:font-weight-complex="normal"/>
    </style:style>
  </office:automatic-styles>
  <office:body>
    <office:spreadsheet>
      <table:table table:name="Results" table:style-name="ta1" table:print-ranges="Results.A1:Results.G9">
        <table:table-column table:style-name="co1" table:default-cell-style-name="ce7"/>
        <table:table-column table:style-name="co2" table:default-cell-style-name="ce13"/>
        <table:table-column table:style-name="co3" table:number-columns-repeated="2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7"/>
        <table:table-column table:style-name="co5" table:number-columns-repeated="2" table:default-cell-style-name="ce18"/>
        <table:table-column table:style-name="co5" table:number-columns-repeated="1014" table:default-cell-style-name="Default"/>
        <table:table-row table:style-name="ro1">
          <table:table-cell table:style-name="ce1" office:value-type="string" table:number-columns-spanned="7" table:number-rows-spanned="1">
            <text:p><text:span text:style-name="T1">Setup:</text:span><text:span text:style-name="T2"> The same XHTML5 document is created with different APIs. All output implementations of </text:span><text:span text:style-name="T2">EcoXiPy are tested as well as “xml.sax” and “xml.dom.minidom”. For each of the APIs one test cre</text:span><text:span text:style-name="T2"/><text:span text:style-name="T2">ates its native representation and one test transforms this into an UTF-8 encoded byte string, as </text:span><text:span text:style-name="T2">mostly XML is serialized this way. The SAX tests creates byte strings in both test types.</text:span></text:p>
            <text:p><text:span text:style-name="T3">Platform:</text:span><text:span text:style-name="T4"> 2.4 GHz Intel Core 2 Duo, 8 GB RAM on Mac OS X 10.8.3</text:span></text:p>
            <text:p><text:span text:style-name="T4"/></text:p>
            <text:p><text:span text:style-name="T4">The following table shows the running times in seconds for the tests for the different Platforms and </text:span><text:span text:style-name="T4">output types.</text:span></text:p>
          </table:table-cell>
          <table:covered-table-cell table:number-columns-repeated="6" table:style-name="ce8"/>
          <table:table-cell office:value-type="string">
            <text:p>Raw Data.$A$1:$J$7</text:p>
          </table:table-cell>
          <table:table-cell table:style-name="Default" table:number-columns-repeated="2"/>
          <table:table-cell table:style-name="ce19" table:number-columns-repeated="1013"/>
          <table:table-cell table:style-name="ce20"/>
        </table:table-row>
        <table:table-row table:style-name="ro2">
          <table:table-cell table:style-name="ce2" table:formula="of:=INDEX(INDIRECT([.$H$1]);COLUMN();ROW()-1)" office:value-type="string" office:string-value="Output">
            <text:p>Output</text:p>
          </table:table-cell>
          <table:table-cell table:style-name="ce9" table:formula="of:=INDEX(INDIRECT([.$H$1]);COLUMN();ROW()-1)" office:value-type="string" office:string-value="Bytes">
            <text:p>Bytes</text:p>
          </table:table-cell>
          <table:table-cell table:style-name="ce9" table:formula="of:=INDEX(INDIRECT([.$H$1]);COLUMN();ROW()-1)" office:value-type="string" office:string-value="Bytes">
            <text:p>Bytes</text:p>
          </table:table-cell>
          <table:table-cell table:style-name="ce9" table:formula="of:=INDEX(INDIRECT([.$H$1]);COLUMN();ROW()-1)" office:value-type="string" office:string-value="Bytes">
            <text:p>Bytes</text:p>
          </table:table-cell>
          <table:table-cell table:style-name="ce9" table:formula="of:=INDEX(INDIRECT([.$H$1]);COLUMN();ROW()-1)" office:value-type="string" office:string-value="Native">
            <text:p>Native</text:p>
          </table:table-cell>
          <table:table-cell table:style-name="ce9" table:formula="of:=INDEX(INDIRECT([.$H$1]);COLUMN();ROW()-1)" office:value-type="string" office:string-value="Native">
            <text:p>Native</text:p>
          </table:table-cell>
          <table:table-cell table:style-name="ce14" table:formula="of:=INDEX(INDIRECT([.$H$1]);COLUMN();ROW()-1)" office:value-type="string" office:string-value="Native">
            <text:p>Native</text:p>
          </table:table-cell>
          <table:table-cell/>
          <table:table-cell table:style-name="Default" table:number-columns-repeated="2"/>
          <table:table-cell table:style-name="ce19" table:number-columns-repeated="1013"/>
          <table:table-cell table:style-name="ce20"/>
        </table:table-row>
        <table:table-row table:style-name="ro2">
          <table:table-cell table:style-name="ce3" table:formula="of:=INDEX(INDIRECT([.$H$1]);COLUMN();ROW()-1)" office:value-type="string" office:string-value="Python Platform">
            <text:p>Python Platform</text:p>
          </table:table-cell>
          <table:table-cell table:style-name="ce10" table:formula="of:=INDEX(INDIRECT([.$H$1]);COLUMN();ROW()-1)" office:value-type="string" office:string-value="PyPy 2.1.0">
            <text:p>PyPy 2.1.0</text:p>
          </table:table-cell>
          <table:table-cell table:style-name="ce10" table:formula="of:=INDEX(INDIRECT([.$H$1]);COLUMN();ROW()-1)" office:value-type="string" office:string-value="CPython">
            <text:p>CPython</text:p>
          </table:table-cell>
          <table:table-cell table:style-name="ce10" table:formula="of:=INDEX(INDIRECT([.$H$1]);COLUMN();ROW()-1)" office:value-type="string" office:string-value="CPython">
            <text:p>CPython</text:p>
          </table:table-cell>
          <table:table-cell table:style-name="ce10" table:formula="of:=INDEX(INDIRECT([.$H$1]);COLUMN();ROW()-1)" office:value-type="string" office:string-value="PyPy 2.1.0">
            <text:p>PyPy 2.1.0</text:p>
          </table:table-cell>
          <table:table-cell table:style-name="ce10" table:formula="of:=INDEX(INDIRECT([.$H$1]);COLUMN();ROW()-1)" office:value-type="string" office:string-value="CPython">
            <text:p>CPython</text:p>
          </table:table-cell>
          <table:table-cell table:style-name="ce15" table:formula="of:=INDEX(INDIRECT([.$H$1]);COLUMN();ROW()-1)" office:value-type="string" office:string-value="CPython">
            <text:p>CPython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3" table:formula="of:=INDEX(INDIRECT([.$H$1]);COLUMN();ROW()-1)" office:value-type="string" office:string-value="Python Version">
            <text:p>Python Version</text:p>
          </table:table-cell>
          <table:table-cell table:style-name="ce10" table:formula="of:=INDEX(INDIRECT([.$H$1]);COLUMN();ROW()-1)" office:value-type="string" office:string-value="2.7.3">
            <text:p>2.7.3</text:p>
          </table:table-cell>
          <table:table-cell table:style-name="ce10" table:formula="of:=INDEX(INDIRECT([.$H$1]);COLUMN();ROW()-1)" office:value-type="string" office:string-value="3.3.1">
            <text:p>3.3.1</text:p>
          </table:table-cell>
          <table:table-cell table:style-name="ce10" table:formula="of:=INDEX(INDIRECT([.$H$1]);COLUMN();ROW()-1)" office:value-type="string" office:string-value="2.7.4">
            <text:p>2.7.4</text:p>
          </table:table-cell>
          <table:table-cell table:style-name="ce10" table:formula="of:=INDEX(INDIRECT([.$H$1]);COLUMN();ROW()-1)" office:value-type="string" office:string-value="2.7.3">
            <text:p>2.7.3</text:p>
          </table:table-cell>
          <table:table-cell table:style-name="ce10" table:formula="of:=INDEX(INDIRECT([.$H$1]);COLUMN();ROW()-1)" office:value-type="string" office:string-value="3.3.1">
            <text:p>3.3.1</text:p>
          </table:table-cell>
          <table:table-cell table:style-name="ce15" table:formula="of:=INDEX(INDIRECT([.$H$1]);COLUMN();ROW()-1)" office:value-type="string" office:string-value="2.7.4">
            <text:p>2.7.4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4" table:formula="of:=INDEX(INDIRECT([.$H$1]);COLUMN();ROW()-1)" office:value-type="string" office:string-value="xml.sax">
            <text:p>xml.sax</text:p>
          </table:table-cell>
          <table:table-cell table:style-name="ce10" table:formula="of:=INDEX(INDIRECT([.$H$1]);COLUMN();ROW()-1)" office:value-type="float" office:value="4.97975707054">
            <text:p>5.0</text:p>
          </table:table-cell>
          <table:table-cell table:style-name="ce10" table:formula="of:=INDEX(INDIRECT([.$H$1]);COLUMN();ROW()-1)" office:value-type="float" office:value="10.0858507230878">
            <text:p>10.1</text:p>
          </table:table-cell>
          <table:table-cell table:style-name="ce10" table:formula="of:=INDEX(INDIRECT([.$H$1]);COLUMN();ROW()-1)" office:value-type="float" office:value="14.3283019066">
            <text:p>14.3</text:p>
          </table:table-cell>
          <table:table-cell table:style-name="ce10" table:formula="of:=INDEX(INDIRECT([.$H$1]);COLUMN();ROW()-1)" office:value-type="float" office:value="4.89950180054">
            <text:p>4.9</text:p>
          </table:table-cell>
          <table:table-cell table:style-name="ce10" table:formula="of:=INDEX(INDIRECT([.$H$1]);COLUMN();ROW()-1)" office:value-type="float" office:value="10.0347908649128">
            <text:p>10.0</text:p>
          </table:table-cell>
          <table:table-cell table:style-name="ce15" table:formula="of:=INDEX(INDIRECT([.$H$1]);COLUMN();ROW()-1)" office:value-type="float" office:value="14.3289039135">
            <text:p>14.3</text:p>
          </table:table-cell>
          <table:table-cell table:number-columns-repeated="3"/>
          <table:table-cell table:style-name="ce18" table:number-columns-repeated="1014"/>
        </table:table-row>
        <table:table-row table:style-name="ro2">
          <table:table-cell table:style-name="ce4" table:formula="of:=INDEX(INDIRECT([.$H$1]);COLUMN();ROW()-1)" office:value-type="string" office:string-value="xml.dom.minidom">
            <text:p>xml.dom.minidom</text:p>
          </table:table-cell>
          <table:table-cell table:style-name="ce10" table:formula="of:=INDEX(INDIRECT([.$H$1]);COLUMN();ROW()-1)" office:value-type="float" office:value="9.68525409698">
            <text:p>9.7</text:p>
          </table:table-cell>
          <table:table-cell table:style-name="ce10" table:formula="of:=INDEX(INDIRECT([.$H$1]);COLUMN();ROW()-1)" office:value-type="float" office:value="21.6065670840908">
            <text:p>21.6</text:p>
          </table:table-cell>
          <table:table-cell table:style-name="ce10" table:formula="of:=INDEX(INDIRECT([.$H$1]);COLUMN();ROW()-1)" office:value-type="float" office:value="24.0814750195">
            <text:p>24.1</text:p>
          </table:table-cell>
          <table:table-cell table:style-name="ce10" table:formula="of:=INDEX(INDIRECT([.$H$1]);COLUMN();ROW()-1)" office:value-type="float" office:value="1.93181014061">
            <text:p>1.9</text:p>
          </table:table-cell>
          <table:table-cell table:style-name="ce10" table:formula="of:=INDEX(INDIRECT([.$H$1]);COLUMN();ROW()-1)" office:value-type="float" office:value="10.43903718004">
            <text:p>10.4</text:p>
          </table:table-cell>
          <table:table-cell table:style-name="ce15" table:formula="of:=INDEX(INDIRECT([.$H$1]);COLUMN();ROW()-1)" office:value-type="float" office:value="9.70389795303">
            <text:p>9.7</text:p>
          </table:table-cell>
          <table:table-cell table:number-columns-repeated="3"/>
          <table:table-cell table:style-name="ce18" table:number-columns-repeated="1014"/>
        </table:table-row>
        <table:table-row table:style-name="ro2">
          <table:table-cell table:style-name="ce4" table:formula="of:=INDEX(INDIRECT([.$H$1]);COLUMN();ROW()-1)" office:value-type="string" office:string-value="ecoxipy.dom_output">
            <text:p>ecoxipy.dom_output</text:p>
          </table:table-cell>
          <table:table-cell table:style-name="ce10" table:formula="of:=INDEX(INDIRECT([.$H$1]);COLUMN();ROW()-1)" office:value-type="float" office:value="7.97725105286">
            <text:p>8.0</text:p>
          </table:table-cell>
          <table:table-cell table:style-name="ce10" table:formula="of:=INDEX(INDIRECT([.$H$1]);COLUMN();ROW()-1)" office:value-type="float" office:value="28.8494724519551">
            <text:p>28.8</text:p>
          </table:table-cell>
          <table:table-cell table:style-name="ce10" table:formula="of:=INDEX(INDIRECT([.$H$1]);COLUMN();ROW()-1)" office:value-type="float" office:value="31.2016189098">
            <text:p>31.2</text:p>
          </table:table-cell>
          <table:table-cell table:style-name="ce10" table:formula="of:=INDEX(INDIRECT([.$H$1]);COLUMN();ROW()-1)" office:value-type="float" office:value="4.69807195663">
            <text:p>4.7</text:p>
          </table:table-cell>
          <table:table-cell table:style-name="ce10" table:formula="of:=INDEX(INDIRECT([.$H$1]);COLUMN();ROW()-1)" office:value-type="float" office:value="18.3599907369353">
            <text:p>18.4</text:p>
          </table:table-cell>
          <table:table-cell table:style-name="ce15" table:formula="of:=INDEX(INDIRECT([.$H$1]);COLUMN();ROW()-1)" office:value-type="float" office:value="17.7097120285">
            <text:p>17.7</text:p>
          </table:table-cell>
          <table:table-cell table:number-columns-repeated="3"/>
          <table:table-cell table:style-name="ce18" table:number-columns-repeated="1014"/>
        </table:table-row>
        <table:table-row table:style-name="ro2">
          <table:table-cell table:style-name="ce4" table:formula="of:=INDEX(INDIRECT([.$H$1]);COLUMN();ROW()-1)" office:value-type="string" office:string-value="ecoxipy.pyxom.output">
            <text:p>ecoxipy.pyxom.output</text:p>
          </table:table-cell>
          <table:table-cell table:style-name="ce10" table:formula="of:=INDEX(INDIRECT([.$H$1]);COLUMN();ROW()-1)" office:value-type="float" office:value="7.53614211082">
            <text:p>7.5</text:p>
          </table:table-cell>
          <table:table-cell table:style-name="ce10" table:formula="of:=INDEX(INDIRECT([.$H$1]);COLUMN();ROW()-1)" office:value-type="float" office:value="22.1698824330233">
            <text:p>22.2</text:p>
          </table:table-cell>
          <table:table-cell table:style-name="ce10" table:formula="of:=INDEX(INDIRECT([.$H$1]);COLUMN();ROW()-1)" office:value-type="float" office:value="24.1842339039">
            <text:p>24.2</text:p>
          </table:table-cell>
          <table:table-cell table:style-name="ce10" table:formula="of:=INDEX(INDIRECT([.$H$1]);COLUMN();ROW()-1)" office:value-type="float" office:value="3.73260807991">
            <text:p>3.7</text:p>
          </table:table-cell>
          <table:table-cell table:style-name="ce10" table:formula="of:=INDEX(INDIRECT([.$H$1]);COLUMN();ROW()-1)" office:value-type="float" office:value="12.4392563859001">
            <text:p>12.4</text:p>
          </table:table-cell>
          <table:table-cell table:style-name="ce15" table:formula="of:=INDEX(INDIRECT([.$H$1]);COLUMN();ROW()-1)" office:value-type="float" office:value="15.4450659752">
            <text:p>15.4</text:p>
          </table:table-cell>
          <table:table-cell table:number-columns-repeated="3"/>
          <table:table-cell table:style-name="ce18" table:number-columns-repeated="1014"/>
        </table:table-row>
        <table:table-row table:style-name="ro2">
          <table:table-cell table:style-name="ce5" table:formula="of:=INDEX(INDIRECT([.$H$1]);COLUMN();ROW()-1)" office:value-type="string" office:string-value="ecoxipy.string_output">
            <text:p>ecoxipy.string_output</text:p>
          </table:table-cell>
          <table:table-cell table:style-name="ce11" table:formula="of:=INDEX(INDIRECT([.$H$1]);COLUMN();ROW()-1)" office:value-type="float" office:value="4.61161398888">
            <text:p>4.6</text:p>
          </table:table-cell>
          <table:table-cell table:style-name="ce11" table:formula="of:=INDEX(INDIRECT([.$H$1]);COLUMN();ROW()-1)" office:value-type="float" office:value="14.8123580799438">
            <text:p>14.8</text:p>
          </table:table-cell>
          <table:table-cell table:style-name="ce11" table:formula="of:=INDEX(INDIRECT([.$H$1]);COLUMN();ROW()-1)" office:value-type="float" office:value="14.9928178787">
            <text:p>15.0</text:p>
          </table:table-cell>
          <table:table-cell table:style-name="ce11" table:formula="of:=INDEX(INDIRECT([.$H$1]);COLUMN();ROW()-1)" office:value-type="float" office:value="4.71936893463">
            <text:p>4.7</text:p>
          </table:table-cell>
          <table:table-cell table:style-name="ce11" table:formula="of:=INDEX(INDIRECT([.$H$1]);COLUMN();ROW()-1)" office:value-type="float" office:value="14.783225849038">
            <text:p>14.8</text:p>
          </table:table-cell>
          <table:table-cell table:style-name="ce16" table:formula="of:=INDEX(INDIRECT([.$H$1]);COLUMN();ROW()-1)" office:value-type="float" office:value="14.83329916">
            <text:p>14.8</text:p>
          </table:table-cell>
          <table:table-cell table:number-columns-repeated="3"/>
          <table:table-cell table:style-name="ce18" table:number-columns-repeated="1014"/>
        </table:table-row>
        <table:table-row table:style-name="ro2">
          <table:table-cell table:style-name="ce6"/>
          <table:table-cell table:style-name="ce12" table:number-columns-repeated="6"/>
          <table:table-cell table:style-name="ce6" table:number-columns-repeated="1017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ph" table:style-name="ta1" table:print-ranges="Graph.A1:Graph.A1">
        <table:table-column table:style-name="co6" table:number-columns-repeated="2" table:default-cell-style-name="Default"/>
        <table:table-row table:style-name="ro3">
          <table:table-cell>
            <draw:frame table:end-cell-address="Graph.B2" table:end-x="0.056cm" table:end-y="0.056cm" draw:z-index="0" draw:style-name="gr1" draw:text-style-name="P1" svg:width="15cm" svg:height="15cm" svg:x="0cm" svg:y="0cm">
              <draw:object draw:notify-on-update-of-ranges="Results.B1:Results.G4 Results.A5:Results.A5 Results.B5:Results.G5 Results.A6:Results.A6 Results.B6:Results.G6 Results.A7:Results.A7 Results.B7:Results.G7 Results.A8:Results.A8 Results.B8:Results.G8 Results.A9:Results.A9 Results.B9:Results.G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</table:table>
      <table:table table:name="Raw Data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4">
          <table:table-cell office:value-type="string">
            <text:p>Output</text:p>
          </table:table-cell>
          <table:table-cell office:value-type="string">
            <text:p>Python Platform</text:p>
          </table:table-cell>
          <table:table-cell office:value-type="string">
            <text:p>Python Version</text:p>
          </table:table-cell>
          <table:table-cell office:value-type="string">
            <text:p>xml.sax</text:p>
          </table:table-cell>
          <table:table-cell office:value-type="string">
            <text:p>xml.dom.minidom</text:p>
          </table:table-cell>
          <table:table-cell office:value-type="string">
            <text:p>ecoxipy.dom_output</text:p>
          </table:table-cell>
          <table:table-cell office:value-type="string">
            <text:p>ecoxipy.pyxom.output</text:p>
          </table:table-cell>
          <table:table-cell office:value-type="string">
            <text:p>ecoxipy.string_output</text:p>
          </table:table-cell>
          <table:table-cell office:value-type="string">
            <text:p>Repetitions</text:p>
          </table:table-cell>
          <table:table-cell office:value-type="string">
            <text:p>Data Count</text:p>
          </table:table-cell>
        </table:table-row>
        <table:table-row table:style-name="ro4">
          <table:table-cell office:value-type="string">
            <text:p>Bytes</text:p>
          </table:table-cell>
          <table:table-cell office:value-type="string">
            <text:p>PyPy 2.1.0</text:p>
          </table:table-cell>
          <table:table-cell office:value-type="string">
            <text:p>2.7.3</text:p>
          </table:table-cell>
          <table:table-cell office:value-type="float" office:value="4.97975707054">
            <text:p>4.9797570705</text:p>
          </table:table-cell>
          <table:table-cell office:value-type="float" office:value="9.68525409698">
            <text:p>9.685254097</text:p>
          </table:table-cell>
          <table:table-cell office:value-type="float" office:value="7.97725105286">
            <text:p>7.9772510529</text:p>
          </table:table-cell>
          <table:table-cell office:value-type="float" office:value="7.53614211082">
            <text:p>7.5361421108</text:p>
          </table:table-cell>
          <table:table-cell office:value-type="float" office:value="4.61161398888">
            <text:p>4.6116139889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string">
            <text:p>Bytes</text:p>
          </table:table-cell>
          <table:table-cell office:value-type="string">
            <text:p>CPython</text:p>
          </table:table-cell>
          <table:table-cell office:value-type="string">
            <text:p>3.3.1</text:p>
          </table:table-cell>
          <table:table-cell office:value-type="float" office:value="10.0858507230878">
            <text:p>10.0858507231</text:p>
          </table:table-cell>
          <table:table-cell office:value-type="float" office:value="21.6065670840908">
            <text:p>21.6065670841</text:p>
          </table:table-cell>
          <table:table-cell office:value-type="float" office:value="28.8494724519551">
            <text:p>28.849472452</text:p>
          </table:table-cell>
          <table:table-cell office:value-type="float" office:value="22.1698824330233">
            <text:p>22.169882433</text:p>
          </table:table-cell>
          <table:table-cell office:value-type="float" office:value="14.8123580799438">
            <text:p>14.8123580799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string">
            <text:p>Bytes</text:p>
          </table:table-cell>
          <table:table-cell office:value-type="string">
            <text:p>CPython</text:p>
          </table:table-cell>
          <table:table-cell office:value-type="string">
            <text:p>2.7.4</text:p>
          </table:table-cell>
          <table:table-cell office:value-type="float" office:value="14.3283019066">
            <text:p>14.3283019066</text:p>
          </table:table-cell>
          <table:table-cell office:value-type="float" office:value="24.0814750195">
            <text:p>24.0814750195</text:p>
          </table:table-cell>
          <table:table-cell office:value-type="float" office:value="31.2016189098">
            <text:p>31.2016189098</text:p>
          </table:table-cell>
          <table:table-cell office:value-type="float" office:value="24.1842339039">
            <text:p>24.1842339039</text:p>
          </table:table-cell>
          <table:table-cell office:value-type="float" office:value="14.9928178787">
            <text:p>14.9928178787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string">
            <text:p>Native</text:p>
          </table:table-cell>
          <table:table-cell office:value-type="string">
            <text:p>PyPy 2.1.0</text:p>
          </table:table-cell>
          <table:table-cell office:value-type="string">
            <text:p>2.7.3</text:p>
          </table:table-cell>
          <table:table-cell office:value-type="float" office:value="4.89950180054">
            <text:p>4.8995018005</text:p>
          </table:table-cell>
          <table:table-cell office:value-type="float" office:value="1.93181014061">
            <text:p>1.9318101406</text:p>
          </table:table-cell>
          <table:table-cell office:value-type="float" office:value="4.69807195663">
            <text:p>4.6980719566</text:p>
          </table:table-cell>
          <table:table-cell office:value-type="float" office:value="3.73260807991">
            <text:p>3.7326080799</text:p>
          </table:table-cell>
          <table:table-cell office:value-type="float" office:value="4.71936893463">
            <text:p>4.7193689346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string">
            <text:p>Native</text:p>
          </table:table-cell>
          <table:table-cell office:value-type="string">
            <text:p>CPython</text:p>
          </table:table-cell>
          <table:table-cell office:value-type="string">
            <text:p>3.3.1</text:p>
          </table:table-cell>
          <table:table-cell office:value-type="float" office:value="10.0347908649128">
            <text:p>10.0347908649</text:p>
          </table:table-cell>
          <table:table-cell office:value-type="float" office:value="10.43903718004">
            <text:p>10.43903718</text:p>
          </table:table-cell>
          <table:table-cell office:value-type="float" office:value="18.3599907369353">
            <text:p>18.3599907369</text:p>
          </table:table-cell>
          <table:table-cell office:value-type="float" office:value="12.4392563859001">
            <text:p>12.4392563859</text:p>
          </table:table-cell>
          <table:table-cell office:value-type="float" office:value="14.783225849038">
            <text:p>14.783225849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string">
            <text:p>Native</text:p>
          </table:table-cell>
          <table:table-cell office:value-type="string">
            <text:p>CPython</text:p>
          </table:table-cell>
          <table:table-cell office:value-type="string">
            <text:p>2.7.4</text:p>
          </table:table-cell>
          <table:table-cell office:value-type="float" office:value="14.3289039135">
            <text:p>14.3289039135</text:p>
          </table:table-cell>
          <table:table-cell office:value-type="float" office:value="9.70389795303">
            <text:p>9.703897953</text:p>
          </table:table-cell>
          <table:table-cell office:value-type="float" office:value="17.7097120285">
            <text:p>17.7097120285</text:p>
          </table:table-cell>
          <table:table-cell office:value-type="float" office:value="15.4450659752">
            <text:p>15.4450659752</text:p>
          </table:table-cell>
          <table:table-cell office:value-type="float" office:value="14.83329916">
            <text:p>14.83329916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</table:table-row>
      </table:table>
      <table:database-ranges>
        <table:database-range table:target-range-address="Results.A2:Results.G9" table:orientation="column">
          <table:sort>
            <table:sort-by table:field-number="0" table:data-type="automatic"/>
            <table:sort-by table:field-number="2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en" number:country="US">
      <number:number number:min-integer-digits="1"/>
    </number:number-style>
    <number:number-style style:name="N108">
      <number:number number:decimal-places="3" number:min-integer-digits="1"/>
    </number:number-style>
    <number:number-style style:name="N8116" number:language="en" number:country="US">
      <number:number number:decimal-places="3" number:min-integer-digits="1"/>
    </number:number-style>
    <number:number-style style:name="N8117" number:language="en" number:country="US">
      <number:number number:decimal-places="1" number:min-integer-digits="1"/>
    </number:number-style>
    <style:style style:name="Default" style:family="table-cell" style:data-style-name="N8000">
      <style:text-properties fo:language="en" fo:country="U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table-centering="horizontal" style:writing-mode="lr-tb">
        <style:background-image/>
      </style:page-layout-properties>
      <style:header-style>
        <style:header-footer-properties fo:min-height="1.101cm" fo:margin-left="0cm" fo:margin-right="0cm" fo:margin-bottom="1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Arial" fo:font-size="10pt" style:font-name-asian="Arial" style:font-size-asian="10pt" style:font-name-complex="Arial" style:font-size-complex="10pt"/>
    </style:style>
    <style:style style:name="MT2" style:family="text">
      <style:text-properties style:font-name="Tahoma1" fo:font-size="10pt" style:font-name-asian="Tahoma1" style:font-size-asian="10pt" style:font-name-complex="Tahoma1" style:font-size-complex="10pt"/>
    </style:style>
  </office:automatic-styles>
  <office:master-styles>
    <style:master-page style:name="Default" style:page-layout-name="Mpm1">
      <style:header>
        <text:p><text:span text:style-name="MT1">ECoXiPy Peformance Test </text:span><text:span text:style-name="MT2">Results -</text:span> 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1">31.08.2013</text:date>, <text:time>19:30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31T19:30:24</dc:date>
    <dc:creator>Michael Pohl</dc:creator>
    <meta:generator>OpenOffice/4.0.0$Unix OpenOffice.org_project/400m3$Build-9702</meta:generator>
    <meta:editing-duration>P1DT2H34M46S</meta:editing-duration>
    <meta:editing-cycles>52</meta:editing-cycles>
    <meta:keyword>Python</meta:keyword>
    <meta:keyword>XML</meta:keyword>
    <meta:keyword>Performance</meta:keyword>
    <dc:title>ECoXiPy Peformance Test Results</dc:title>
    <meta:document-statistic meta:table-count="3" meta:cell-count="1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117" number:language="en" number:country="US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11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811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0"/>
      <style:text-properties fo:font-size="9pt" style:font-size-asian="9pt" style:font-size-complex="9pt"/>
    </style:style>
    <style:style style:name="ch11" style:family="chart" style:data-style-name="N8117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8117"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8117"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8117"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8117"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001cm" svg:height="15.001cm" xlink:href=".." xlink:type="simple" chart:class="chart:bar" chart:style-name="ch1">
        <chart:title svg:x="4.799cm" svg:y="0.435cm" chart:style-name="ch2">
          <text:p>Performance Test Results</text:p>
        </chart:title>
        <chart:subtitle svg:x="1.581cm" svg:y="1.524cm" chart:style-name="ch3">
          <text:p>Platform: 2.4 GHz Intel Core 2 Duo, 8 GB RAM on Mac OS X 10.8.3</text:p>
        </chart:subtitle>
        <chart:legend chart:legend-position="bottom" svg:x="1.758cm" svg:y="13.756cm" style:legend-expansion="wide" chart:style-name="ch4"/>
        <chart:plot-area chart:style-name="ch5" table:cell-range-address="Results.A1:Results.G9" chart:data-source-has-labels="both" svg:x="1.298cm" svg:y="2.803cm" svg:width="13.103cm" svg:height="9.685cm">
          <chartooo:coordinate-region svg:x="5.552cm" svg:y="2.803cm" svg:width="8.502cm" svg:height="9.056cm"/>
          <chart:axis chart:dimension="x" chart:name="primary-x" chart:style-name="ch6" chartooo:axis-type="auto">
            <chartooo:date-scale/>
            <chart:title svg:x="0.451cm" svg:y="8.861cm" chart:style-name="ch7">
              <text:p>Output, Platform</text:p>
            </chart:title>
            <chart:categories table:cell-range-address="Results.B1:Results.G4"/>
            <chart:grid chart:style-name="ch8" chart:class="major"/>
          </chart:axis>
          <chart:axis chart:dimension="y" chart:name="primary-y" chart:style-name="ch9">
            <chart:title svg:x="6.087cm" svg:y="12.789cm" chart:style-name="ch10">
              <text:p>Running Time [seconds]</text:p>
            </chart:title>
            <chart:grid chart:style-name="ch8" chart:class="major"/>
          </chart:axis>
          <chart:series chart:style-name="ch11" chart:values-cell-range-address="Results.B5:Results.G5" chart:label-cell-address="Results.A5:Results.A5" chart:class="chart:bar">
            <chart:data-point chart:repeated="6"/>
          </chart:series>
          <chart:series chart:style-name="ch12" chart:values-cell-range-address="Results.B6:Results.G6" chart:label-cell-address="Results.A6:Results.A6" chart:class="chart:bar">
            <chart:data-point chart:repeated="6"/>
          </chart:series>
          <chart:series chart:style-name="ch13" chart:values-cell-range-address="Results.B7:Results.G7" chart:label-cell-address="Results.A7:Results.A7" chart:class="chart:bar">
            <chart:data-point chart:repeated="6"/>
          </chart:series>
          <chart:series chart:style-name="ch14" chart:values-cell-range-address="Results.B8:Results.G8" chart:label-cell-address="Results.A8:Results.A8" chart:class="chart:bar">
            <chart:data-point chart:repeated="6"/>
          </chart:series>
          <chart:series chart:style-name="ch15" chart:values-cell-range-address="Results.B9:Results.G9" chart:label-cell-address="Results.A9:Results.A9" chart:class="chart:ba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 PyPy 2.1.0 2.7.3</text:p>
                <text:list>
                  <text:list-item>
                    <text:p/>
                  </text:list-item>
                  <text:list-item>
                    <text:p>Bytes</text:p>
                  </text:list-item>
                  <text:list-item>
                    <text:p>PyPy 2.1.0</text:p>
                  </text:list-item>
                  <text:list-item>
                    <text:p>2.7.3</text:p>
                  </text:list-item>
                </text:list>
                <draw:g>
                  <svg:desc>Results.B1:Results.G4</svg:desc>
                </draw:g>
              </table:table-cell>
              <table:table-cell office:value-type="string">
                <text:p>Bytes CPython 3.3.1</text:p>
                <text:list>
                  <text:list-item>
                    <text:p/>
                  </text:list-item>
                  <text:list-item>
                    <text:p>Bytes</text:p>
                  </text:list-item>
                  <text:list-item>
                    <text:p>CPython</text:p>
                  </text:list-item>
                  <text:list-item>
                    <text:p>3.3.1</text:p>
                  </text:list-item>
                </text:list>
              </table:table-cell>
              <table:table-cell office:value-type="string">
                <text:p>Bytes CPython 2.7.4</text:p>
                <text:list>
                  <text:list-item>
                    <text:p/>
                  </text:list-item>
                  <text:list-item>
                    <text:p>Bytes</text:p>
                  </text:list-item>
                  <text:list-item>
                    <text:p>CPython</text:p>
                  </text:list-item>
                  <text:list-item>
                    <text:p>2.7.4</text:p>
                  </text:list-item>
                </text:list>
              </table:table-cell>
              <table:table-cell office:value-type="string">
                <text:p>Native PyPy 2.1.0 2.7.3</text:p>
                <text:list>
                  <text:list-item>
                    <text:p/>
                  </text:list-item>
                  <text:list-item>
                    <text:p>Native</text:p>
                  </text:list-item>
                  <text:list-item>
                    <text:p>PyPy 2.1.0</text:p>
                  </text:list-item>
                  <text:list-item>
                    <text:p>2.7.3</text:p>
                  </text:list-item>
                </text:list>
              </table:table-cell>
              <table:table-cell office:value-type="string">
                <text:p>Native CPython 3.3.1</text:p>
                <text:list>
                  <text:list-item>
                    <text:p/>
                  </text:list-item>
                  <text:list-item>
                    <text:p>Native</text:p>
                  </text:list-item>
                  <text:list-item>
                    <text:p>CPython</text:p>
                  </text:list-item>
                  <text:list-item>
                    <text:p>3.3.1</text:p>
                  </text:list-item>
                </text:list>
              </table:table-cell>
              <table:table-cell office:value-type="string">
                <text:p>Native CPython 2.7.4</text:p>
                <text:list>
                  <text:list-item>
                    <text:p/>
                  </text:list-item>
                  <text:list-item>
                    <text:p>Native</text:p>
                  </text:list-item>
                  <text:list-item>
                    <text:p>CPython</text:p>
                  </text:list-item>
                  <text:list-item>
                    <text:p>2.7.4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xml.sax</text:p>
                <draw:g>
                  <svg:desc>Results.A5:Results.A5</svg:desc>
                </draw:g>
              </table:table-cell>
              <table:table-cell office:value-type="float" office:value="4.97975707054">
                <text:p>4.97975707054</text:p>
                <draw:g>
                  <svg:desc>Results.B5:Results.G5</svg:desc>
                </draw:g>
              </table:table-cell>
              <table:table-cell office:value-type="float" office:value="10.0858507230878">
                <text:p>10.0858507230878</text:p>
              </table:table-cell>
              <table:table-cell office:value-type="float" office:value="14.3283019066">
                <text:p>14.3283019066</text:p>
              </table:table-cell>
              <table:table-cell office:value-type="float" office:value="4.89950180054">
                <text:p>4.89950180054</text:p>
              </table:table-cell>
              <table:table-cell office:value-type="float" office:value="10.0347908649128">
                <text:p>10.0347908649128</text:p>
              </table:table-cell>
              <table:table-cell office:value-type="float" office:value="14.3289039135">
                <text:p>14.3289039135</text:p>
              </table:table-cell>
            </table:table-row>
            <table:table-row>
              <table:table-cell office:value-type="string">
                <text:p>xml.dom.minidom</text:p>
                <draw:g>
                  <svg:desc>Results.A6:Results.A6</svg:desc>
                </draw:g>
              </table:table-cell>
              <table:table-cell office:value-type="float" office:value="9.68525409698">
                <text:p>9.68525409698</text:p>
                <draw:g>
                  <svg:desc>Results.B6:Results.G6</svg:desc>
                </draw:g>
              </table:table-cell>
              <table:table-cell office:value-type="float" office:value="21.6065670840908">
                <text:p>21.6065670840908</text:p>
              </table:table-cell>
              <table:table-cell office:value-type="float" office:value="24.0814750195">
                <text:p>24.0814750195</text:p>
              </table:table-cell>
              <table:table-cell office:value-type="float" office:value="1.93181014061">
                <text:p>1.93181014061</text:p>
              </table:table-cell>
              <table:table-cell office:value-type="float" office:value="10.43903718004">
                <text:p>10.43903718004</text:p>
              </table:table-cell>
              <table:table-cell office:value-type="float" office:value="9.70389795303">
                <text:p>9.70389795303</text:p>
              </table:table-cell>
            </table:table-row>
            <table:table-row>
              <table:table-cell office:value-type="string">
                <text:p>ecoxipy.dom_output</text:p>
                <draw:g>
                  <svg:desc>Results.A7:Results.A7</svg:desc>
                </draw:g>
              </table:table-cell>
              <table:table-cell office:value-type="float" office:value="7.97725105286">
                <text:p>7.97725105286</text:p>
                <draw:g>
                  <svg:desc>Results.B7:Results.G7</svg:desc>
                </draw:g>
              </table:table-cell>
              <table:table-cell office:value-type="float" office:value="28.8494724519551">
                <text:p>28.8494724519551</text:p>
              </table:table-cell>
              <table:table-cell office:value-type="float" office:value="31.2016189098">
                <text:p>31.2016189098</text:p>
              </table:table-cell>
              <table:table-cell office:value-type="float" office:value="4.69807195663">
                <text:p>4.69807195663</text:p>
              </table:table-cell>
              <table:table-cell office:value-type="float" office:value="18.3599907369353">
                <text:p>18.3599907369353</text:p>
              </table:table-cell>
              <table:table-cell office:value-type="float" office:value="17.7097120285">
                <text:p>17.7097120285</text:p>
              </table:table-cell>
            </table:table-row>
            <table:table-row>
              <table:table-cell office:value-type="string">
                <text:p>ecoxipy.pyxom.output</text:p>
                <draw:g>
                  <svg:desc>Results.A8:Results.A8</svg:desc>
                </draw:g>
              </table:table-cell>
              <table:table-cell office:value-type="float" office:value="7.53614211082">
                <text:p>7.53614211082</text:p>
                <draw:g>
                  <svg:desc>Results.B8:Results.G8</svg:desc>
                </draw:g>
              </table:table-cell>
              <table:table-cell office:value-type="float" office:value="22.1698824330233">
                <text:p>22.1698824330233</text:p>
              </table:table-cell>
              <table:table-cell office:value-type="float" office:value="24.1842339039">
                <text:p>24.1842339039</text:p>
              </table:table-cell>
              <table:table-cell office:value-type="float" office:value="3.73260807991">
                <text:p>3.73260807991</text:p>
              </table:table-cell>
              <table:table-cell office:value-type="float" office:value="12.4392563859001">
                <text:p>12.4392563859001</text:p>
              </table:table-cell>
              <table:table-cell office:value-type="float" office:value="15.4450659752">
                <text:p>15.4450659752</text:p>
              </table:table-cell>
            </table:table-row>
            <table:table-row>
              <table:table-cell office:value-type="string">
                <text:p>ecoxipy.string_output</text:p>
                <draw:g>
                  <svg:desc>Results.A9:Results.A9</svg:desc>
                </draw:g>
              </table:table-cell>
              <table:table-cell office:value-type="float" office:value="4.61161398888">
                <text:p>4.61161398888</text:p>
                <draw:g>
                  <svg:desc>Results.B9:Results.G9</svg:desc>
                </draw:g>
              </table:table-cell>
              <table:table-cell office:value-type="float" office:value="14.8123580799438">
                <text:p>14.8123580799438</text:p>
              </table:table-cell>
              <table:table-cell office:value-type="float" office:value="14.9928178787">
                <text:p>14.9928178787</text:p>
              </table:table-cell>
              <table:table-cell office:value-type="float" office:value="4.71936893463">
                <text:p>4.71936893463</text:p>
              </table:table-cell>
              <table:table-cell office:value-type="float" office:value="14.783225849038">
                <text:p>14.783225849038</text:p>
              </table:table-cell>
              <table:table-cell office:value-type="float" office:value="14.83329916">
                <text:p>14.833299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